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697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65cm" svg:height="9.507cm" svg:x="2.435cm" svg:y="2cm">
          <draw:text-box>
            <text:p>8上-英语-人教版 unit 4</text:p>
            <text:p/>
            <text:p/>
            <text:p>shoot / shoot at</text:p>
            <text:p/>
            <text:p>How much does it weigh? / What is the weight of it? / How heavy is it?</text:p>
            <text:p/>
            <text:p>1 percent / 10 percent</text:p>
            <text:p/>
            <text:p>climate / weather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3M</meta:editing-duration>
    <meta:editing-cycles>4</meta:editing-cycles>
    <meta:generator>OpenOffice/4.1.15$Win32 OpenOffice.org_project/4115m2$Build-9813</meta:generator>
    <dc:date>2025-10-23T14:43:48.97</dc:date>
    <meta:document-statistic meta:object-count="24"/>
  </office:meta>
</office:document-meta>
</file>